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3.6cm" fo:margin-top="0cm" fo:margin-bottom="0.4cm" table:align="center"/>
    </style:style>
    <style:style style:name="Tabla1.A" style:family="table-column">
      <style:table-column-properties style:column-width="3.096cm"/>
    </style:style>
    <style:style style:name="Tabla1.B" style:family="table-column">
      <style:table-column-properties style:column-width="2.096cm"/>
    </style:style>
    <style:style style:name="Tabla1.C" style:family="table-column">
      <style:table-column-properties style:column-width="2.598cm"/>
    </style:style>
    <style:style style:name="Tabla1.D" style:family="table-column">
      <style:table-column-properties style:column-width="5.81cm"/>
    </style:style>
    <style:style style:name="Tabla1.A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Tabla2" style:family="table">
      <style:table-properties style:width="17cm" fo:margin-top="0cm" fo:margin-bottom="0.499cm" table:align="margins"/>
    </style:style>
    <style:style style:name="Tabla2.A" style:family="table-column">
      <style:table-column-properties style:column-width="2.18cm" style:rel-column-width="1236*"/>
    </style:style>
    <style:style style:name="Tabla2.B" style:family="table-column">
      <style:table-column-properties style:column-width="2.187cm" style:rel-column-width="1240*"/>
    </style:style>
    <style:style style:name="Tabla2.C" style:family="table-column">
      <style:table-column-properties style:column-width="12.631cm" style:rel-column-width="7161*"/>
    </style:style>
    <style:style style:name="Tab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a2.B1" style:family="table-cell">
      <style:table-cell-properties style:vertical-align="middle" fo:padding="0.097cm" fo:border-left="0.5pt solid #000000" fo:border-right="none" fo:border-top="0.5pt solid #000000" fo:border-bottom="0.5pt solid #000000"/>
    </style:style>
    <style:style style:name="Tabla2.C1" style:family="table-cell">
      <style:table-cell-properties style:vertical-align="middle" fo:padding="0.097cm" fo:border="0.5pt solid #000000"/>
    </style:style>
    <style:style style:name="Tabla2.A2" style:family="table-cell">
      <style:table-cell-properties style:vertical-align="middle" fo:background-color="#6bdec8" fo:padding="0.097cm" fo:border-left="0.5pt solid #000000" fo:border-right="none" fo:border-top="none" fo:border-bottom="0.5pt solid #000000">
        <style:background-image/>
      </style:table-cell-properties>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background-color="#942c0b" fo:padding="0.097cm" fo:border-left="0.5pt solid #000000" fo:border-right="none" fo:border-top="none" fo:border-bottom="0.5pt solid #000000">
        <style:background-image/>
      </style:table-cell-properties>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P2" style:family="paragraph" style:parent-style-name="Footer">
      <style:text-properties fo:font-size="10pt" officeooo:rsid="002dffe0" officeooo:paragraph-rsid="002dffe0" style:font-size-asian="10pt" style:font-size-complex="10pt"/>
    </style:style>
    <style:style style:name="P3" style:family="paragraph" style:parent-style-name="Standard">
      <style:paragraph-properties fo:text-align="center" style:justify-single-word="false"/>
      <style:text-properties fo:font-size="26pt" officeooo:rsid="001e9230" officeooo:paragraph-rsid="001e9230" style:font-size-asian="26pt" style:font-size-complex="26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Encabezado_20_1_20_DIW" style:list-style-name="Numbering_20_123">
      <loext:graphic-properties draw:fill="solid" draw:fill-color="#b0c4de" draw:fill-gradient-name="gradient" draw:fill-hatch-name="hatch"/>
      <style:paragraph-properties fo:margin-left="0cm" fo:margin-right="0cm" fo:margin-top="0cm" fo:margin-bottom="0.3cm" style:contextual-spacing="false" fo:text-indent="0cm" style:auto-text-indent="false" fo:break-before="page" fo:background-color="#b0c4de"/>
      <style:text-properties officeooo:paragraph-rsid="00875906"/>
    </style:style>
    <style:style style:name="P8" style:family="paragraph" style:parent-style-name="Encabezado_20_1_20_DIW" style:list-style-name="Numbering_20_123">
      <style:text-properties officeooo:paragraph-rsid="009230c5"/>
    </style:style>
    <style:style style:name="P9" style:family="paragraph" style:parent-style-name="Encabezado_20_2_20_DIW" style:list-style-name="Numbering_20_123">
      <style:text-properties officeooo:paragraph-rsid="00933dbd"/>
    </style:style>
    <style:style style:name="P10" style:family="paragraph" style:parent-style-name="Encabezado_20_3_20_DIW">
      <style:text-properties officeooo:rsid="00933dbd" officeooo:paragraph-rsid="00933dbd"/>
    </style:style>
    <style:style style:name="P11" style:family="paragraph" style:parent-style-name="Encabezado_20_3_20_DIW">
      <style:text-properties officeooo:paragraph-rsid="00933dbd"/>
    </style:style>
    <style:style style:name="P12" style:family="paragraph" style:parent-style-name="Párrafo_20_DIW">
      <style:text-properties fo:font-size="10pt" officeooo:paragraph-rsid="006d8eaf" style:font-size-asian="10pt" style:font-size-complex="10pt"/>
    </style:style>
    <style:style style:name="P13" style:family="paragraph" style:parent-style-name="Párrafo_20_DIW">
      <style:text-properties fo:font-size="10pt" style:font-size-asian="10pt" style:font-size-complex="10pt"/>
    </style:style>
    <style:style style:name="P14" style:family="paragraph" style:parent-style-name="Párrafo_20_DIW">
      <style:paragraph-properties fo:margin-top="0cm" fo:margin-bottom="0.099cm" style:contextual-spacing="false" fo:text-align="center" style:justify-single-word="false"/>
      <style:text-properties fo:font-size="10pt" officeooo:paragraph-rsid="00961738" style:font-size-asian="10pt" style:font-size-complex="10pt"/>
    </style:style>
    <style:style style:name="P15" style:family="paragraph" style:parent-style-name="Párrafo_20_DIW">
      <style:paragraph-properties fo:text-align="start" style:justify-single-word="false"/>
      <style:text-properties fo:font-size="10pt" style:font-size-asian="10pt" style:font-size-complex="10pt"/>
    </style:style>
    <style:style style:name="P16" style:family="paragraph" style:parent-style-name="Párrafo_20_DIW" style:list-style-name="L12">
      <style:text-properties fo:font-size="10pt" officeooo:paragraph-rsid="006d8eaf" style:font-size-asian="10pt" style:font-size-complex="10pt"/>
    </style:style>
    <style:style style:name="P17" style:family="paragraph" style:parent-style-name="Párrafo_20_DIW">
      <style:paragraph-properties fo:margin-top="0cm" fo:margin-bottom="0.099cm" style:contextual-spacing="false" fo:text-align="center" style:justify-single-word="false"/>
      <style:text-properties fo:font-size="10pt" fo:font-style="normal" fo:font-weight="bold" officeooo:paragraph-rsid="00961738" style:font-size-asian="10pt" style:font-style-asian="normal" style:font-weight-asian="bold" style:font-size-complex="10pt" style:font-style-complex="normal" style:font-weight-complex="bold"/>
    </style:style>
    <style:style style:name="P18" style:family="paragraph" style:parent-style-name="Párrafo_20_DIW">
      <style:text-properties fo:font-size="10pt" officeooo:paragraph-rsid="006d8eaf" fo:background-color="#ffff00" style:font-size-asian="10pt" style:font-size-complex="10pt"/>
    </style:style>
    <style:style style:name="P19" style:family="paragraph" style:parent-style-name="Párrafo_20_DIW">
      <style:text-properties officeooo:paragraph-rsid="006d8eaf"/>
    </style:style>
    <style:style style:name="P20" style:family="paragraph" style:parent-style-name="Párrafo_20_DIW">
      <style:text-properties officeooo:rsid="009230c5" officeooo:paragraph-rsid="009230c5"/>
    </style:style>
    <style:style style:name="P21" style:family="paragraph" style:parent-style-name="Párrafo_20_DIW">
      <style:paragraph-properties fo:margin-top="0cm" fo:margin-bottom="0.099cm" style:contextual-spacing="false"/>
      <style:text-properties officeooo:rsid="009230c5" officeooo:paragraph-rsid="009230c5"/>
    </style:style>
    <style:style style:name="P22" style:family="paragraph" style:parent-style-name="Párrafo_20_DIW" style:list-style-name="L11"/>
    <style:style style:name="P23" style:family="paragraph" style:parent-style-name="Párrafo_20_DIW">
      <style:paragraph-properties fo:margin-top="0cm" fo:margin-bottom="0.099cm" style:contextual-spacing="false" fo:text-align="center" style:justify-single-word="false"/>
      <style:text-properties officeooo:paragraph-rsid="00961738"/>
    </style:style>
    <style:style style:name="P24" style:family="paragraph" style:parent-style-name="Párrafo_20_DIW">
      <style:paragraph-properties fo:margin-top="0cm" fo:margin-bottom="0.099cm" style:contextual-spacing="false"/>
    </style:style>
    <style:style style:name="P25" style:family="paragraph" style:parent-style-name="Párrafo_20_DIW">
      <style:paragraph-properties fo:margin-top="0cm" fo:margin-bottom="0.099cm" style:contextual-spacing="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7ed24" style:font-weight-asian="bold" style:font-weight-complex="bold"/>
    </style:style>
    <style:style style:name="T3" style:family="text">
      <style:text-properties fo:font-weight="bold" officeooo:rsid="008830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875906" style:font-style-asian="italic" style:font-style-complex="italic"/>
    </style:style>
    <style:style style:name="T6" style:family="text">
      <style:text-properties fo:font-style="italic" officeooo:rsid="009230c5" style:font-style-asian="italic" style:font-style-complex="italic"/>
    </style:style>
    <style:style style:name="T7" style:family="text">
      <style:text-properties fo:font-style="italic" fo:background-color="#ffff00" loext:char-shading-value="0" style:font-style-asian="italic" style:font-style-complex="italic"/>
    </style:style>
    <style:style style:name="T8" style:family="text">
      <style:text-properties fo:font-style="italic" officeooo:rsid="00942389" fo:background-color="#ffff00" loext:char-shading-value="0" style:font-style-asian="italic" style:font-style-complex="italic"/>
    </style:style>
    <style:style style:name="T9" style:family="text">
      <style:text-properties officeooo:rsid="0053589c"/>
    </style:style>
    <style:style style:name="T10" style:family="text">
      <style:text-properties officeooo:rsid="0060315e"/>
    </style:style>
    <style:style style:name="T11" style:family="text">
      <style:text-properties fo:font-style="normal" style:font-style-asian="normal" style:font-style-complex="normal"/>
    </style:style>
    <style:style style:name="T12" style:family="text">
      <style:text-properties fo:font-style="normal" officeooo:rsid="00942389"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942389" style:font-style-asian="normal" style:font-weight-asian="bold" style:font-style-complex="normal" style:font-weight-complex="bold"/>
    </style:style>
    <style:style style:name="T15" style:family="text">
      <style:text-properties fo:background-color="#ffff00" loext:char-shading-value="0"/>
    </style:style>
    <style:style style:name="T16" style:family="text">
      <style:text-properties fo:background-color="#ffff00" loext:char-shading-value="0"/>
    </style:style>
    <style:style style:name="T17" style:family="text">
      <style:text-properties officeooo:rsid="0087ed24"/>
    </style:style>
    <style:style style:name="T18" style:family="text">
      <style:text-properties fo:font-size="10pt" style:font-size-asian="10pt" style:font-size-complex="10pt"/>
    </style:style>
    <style:style style:name="T19" style:family="text">
      <style:text-properties fo:font-size="10pt" fo:background-color="#ffff00" loext:char-shading-value="0" style:font-size-asian="10pt" style:font-size-complex="10pt"/>
    </style:style>
    <style:style style:name="T20" style:family="text">
      <style:text-properties fo:font-size="10pt" fo:background-color="#ffff00" loext:char-shading-value="0" style:font-size-asian="10pt" style:font-size-complex="10pt"/>
    </style:style>
    <style:style style:name="T21" style:family="text">
      <style:text-properties officeooo:rsid="009030aa"/>
    </style:style>
    <style:style style:name="T22" style:family="text">
      <style:text-properties officeooo:rsid="009230c5"/>
    </style:style>
    <style:style style:name="T23" style:family="text">
      <style:text-properties officeooo:rsid="00875906"/>
    </style:style>
    <style:style style:name="T24" style:family="text">
      <style:text-properties fo:font-weight="normal" style:font-weight-asian="normal" style:font-weight-complex="normal"/>
    </style:style>
    <style:style style:name="T25" style:family="text">
      <style:text-properties officeooo:rsid="00933dbd"/>
    </style:style>
    <style:style style:name="T26" style:family="text">
      <style:text-properties officeooo:rsid="00942389"/>
    </style:style>
    <style:style style:name="T27" style:family="text">
      <style:text-properties officeooo:rsid="00991b6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96cm" fo:text-indent="-0.635cm" fo:margin-left="1.79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31cm" fo:text-indent="-0.635cm" fo:margin-left="2.43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66cm" fo:text-indent="-0.635cm" fo:margin-left="3.0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11cm" fo:text-indent="-0.635cm" fo:margin-left="7.51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3cm" fo:text-indent="-0.635cm" fo:margin-left="7.373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P</text:span><text:span text:style-name="T9">ráctica </text:span><text:span text:style-name="T21">2</text:span><text:line-break/><text:span text:style-name="T2">Textos e información sobre el formato</text:span></text:p>
      <text:table-of-content text:style-name="Sect1" text:protected="true" text:name="Sumario1">
        <text:table-of-content-source text:outline-level="10">
          <text:index-title-template text:style-name="Contents_20_Heading"> </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text:p>
          </text:index-title>
          <text:p text:style-name="P4"><text:a xlink:type="simple" xlink:href="#__RefHeading___Toc313_1433888512" text:style-name="Index_20_Link" text:visited-style-name="Index_20_Link">1 <text:s/>El documento <text:span text:style-name="T4">index.html</text:span> <text:tab/> 2</text:a></text:p>
          <text:p text:style-name="P4"><text:a xlink:type="simple" xlink:href="#__RefHeading___Toc2900_1980576584" text:style-name="Index_20_Link" text:visited-style-name="Index_20_Link">2 <text:s/>El documento <text:span text:style-name="T4">que-es-la</text:span><text:span text:style-name="T4">-</text:span><text:span text:style-name="T4">ceramica</text:span><text:span text:style-name="T4">.html</text:span> <text:tab/> 2</text:a></text:p>
          <text:p text:style-name="P4"><text:a xlink:type="simple" xlink:href="#__RefHeading___Toc2902_1980576584" text:style-name="Index_20_Link" text:visited-style-name="Index_20_Link">3 <text:s/>El documento <text:span text:style-name="T4">cursos</text:span><text:span text:style-name="T4">.html</text:span> <text:tab/> 4</text:a></text:p>
          <text:p text:style-name="P4"><text:a xlink:type="simple" xlink:href="#__RefHeading___Toc2902_19805765841" text:style-name="Index_20_Link" text:visited-style-name="Index_20_Link">4 <text:s/>El documento <text:span text:style-name="T4">inscripcion-cursos</text:span><text:span text:style-name="T4">.html</text:span> <text:tab/> 4</text:a></text:p>
          <text:p text:style-name="P4"><text:a xlink:type="simple" xlink:href="#__RefHeading___Toc2904_1980576584" text:style-name="Index_20_Link" text:visited-style-name="Index_20_Link">5 <text:s/>Otras notas sobre el formato <text:tab/> 5</text:a></text:p>
          <text:p text:style-name="P5"><text:a xlink:type="simple" xlink:href="#__RefHeading___Toc2927_1980576584" text:style-name="Index_20_Link" text:visited-style-name="Index_20_Link">5.1 <text:s/>Cabecera (excepto <text:span text:style-name="T4">index.html</text:span>) <text:tab/>5</text:a></text:p>
          <text:p text:style-name="P5"><text:a xlink:type="simple" xlink:href="#__RefHeading___Toc2929_1980576584" text:style-name="Index_20_Link" text:visited-style-name="Index_20_Link">5.2 <text:s/>Pie de página <text:tab/>5</text:a></text:p>
          <text:p text:style-name="P5"><text:a xlink:type="simple" xlink:href="#__RefHeading___Toc2931_1980576584" text:style-name="Index_20_Link" text:visited-style-name="Index_20_Link">5.3 <text:s/>Menú de navegación <text:tab/>5</text:a></text:p>
          <text:p text:style-name="P5"><text:a xlink:type="simple" xlink:href="#__RefHeading___Toc2933_1980576584" text:style-name="Index_20_Link" text:visited-style-name="Index_20_Link">5.4 <text:s/>Consideraciones sobre el formato <text:tab/>6</text:a></text:p>
          <text:p text:style-name="P6"><text:a xlink:type="simple" xlink:href="#__RefHeading___Toc2935_1980576584" text:style-name="Index_20_Link" text:visited-style-name="Index_20_Link">5.4.1 <text:s/>Colores utilizados <text:tab/>6</text:a></text:p>
          <text:p text:style-name="P6"><text:a xlink:type="simple" xlink:href="#__RefHeading___Toc2937_1980576584" text:style-name="Index_20_Link" text:visited-style-name="Index_20_Link">5.4.2 <text:s/>Tipo de letra <text:tab/>6</text:a></text:p>
          <text:p text:style-name="P6"><text:a xlink:type="simple" xlink:href="#__RefHeading___Toc5986_1980576584" text:style-name="Index_20_Link" text:visited-style-name="Index_20_Link">5.4.3 <text:s/>Enlaces <text:tab/>6</text:a></text:p>
        </text:index-body>
      </text:table-of-content>
      <text:p text:style-name="Standard"/>
      <text:list xml:id="list1226083346" text:style-name="Numbering_20_123">
        <text:list-item>
          <text:h text:style-name="P7" text:outline-level="1"><text:bookmark-start text:name="__RefHeading___Toc313_1433888512"/><text:span text:style-name="T23">El documento </text:span><text:span text:style-name="T5">index.html</text:span><text:bookmark-end text:name="__RefHeading___Toc313_1433888512"/></text:h>
        </text:list-item>
      </text:list>
      <text:p text:style-name="P13">el taller [<text:span text:style-name="T16">incluir el isologo isologo-taller.png</text:span>]</text:p>
      <text:p text:style-name="P13">Modela tu creatividad</text:p>
      <text:p text:style-name="P13">La página <text:span text:style-name="T4">index.html</text:span> incluye los créditos a <text:span text:style-name="T22">la imagen</text:span> de portada e isologo del sitio.</text:p>
      <text:p text:style-name="P13">Foto de Courtney Cook en Unsplash | Isologo por Freepik - Flaticon </text:p>
      <text:p text:style-name="P13">Este texto contiene los enlaces siguientes:</text:p>
      <text:p text:style-name="P15">Courtney Cooke:<text:line-break/><text:a xlink:type="simple" xlink:href="https://unsplash.com/@courtneymcook" text:style-name="Internet_20_link" text:visited-style-name="Visited_20_Internet_20_Link">https://unsplash.com/@courtneymcook</text:a></text:p>
      <text:p text:style-name="P13">Unsplash:<text:line-break/><text:a xlink:type="simple" xlink:href="https://unsplash.com/es/fotos/QRVSQH7OeX4" text:style-name="Internet_20_link" text:visited-style-name="Visited_20_Internet_20_Link">https://unsplash.com/es/fotos/QRVSQH7OeX4</text:a></text:p>
      <text:p text:style-name="P15">Isologo por Freepik – Flaticon:<text:line-break/><text:a xlink:type="simple" xlink:href="https://www.flaticon.com/free-icons/circle" text:style-name="Internet_20_link" text:visited-style-name="Visited_20_Internet_20_Link">https://www.flaticon.com/free-icons/circle</text:a></text:p>
      <text:list xml:id="list52634932593040" text:continue-numbering="true" text:style-name="Numbering_20_123">
        <text:list-item>
          <text:h text:style-name="Encabezado_20_1_20_DIW" text:outline-level="1"><text:bookmark-start text:name="__RefHeading___Toc2900_1980576584"/><text:span text:style-name="T17">El documento </text:span><text:span text:style-name="T6">que-es-la</text:span><text:span text:style-name="T4">-</text:span><text:span text:style-name="T6">ceramica</text:span><text:span text:style-name="T4">.html</text:span><text:bookmark-end text:name="__RefHeading___Toc2900_1980576584"/></text:h>
        </text:list-item>
      </text:list>
      <text:p text:style-name="P12">¿Qué es la cerámica?</text:p>
      <text:p text:style-name="P12">La cerámica es el arte de fabricar vasijas y otros objetos de arcilla u otro material cerámico por acción del calor, es decir cocida a una temperatura superior a los 900 grados. El resultado es una diversa variedad de piezas u objetos de terracota, de loza y del conjunto de porcelanas. Además de denominar la técnica y su actividad, también da nombre al conjunto de objetos y producción.</text:p>
      <text:p text:style-name="P12">[<text:span text:style-name="T16">Aquí debe situarse el video de Youtube: </text:span><text:a xlink:type="simple" xlink:href="https://youtu.be/teqrk5vitto" text:style-name="Internet_20_link" text:visited-style-name="Visited_20_Internet_20_Link"><text:span text:style-name="T16">https://youtu.be/teqrk5vitto</text:span></text:a>]</text:p>
      <text:p text:style-name="P12">Pie del video:</text:p>
      <text:p text:style-name="P12">El alfarero japonés Yuuka Matsuo, haciendo tazas de té</text:p>
      <text:p text:style-name="P12">Historia </text:p>
      <text:p text:style-name="P12">La invención de la cerámica se produjo durante el neolítico, cuando se hicieron necesarios recipientes para almacenar el excedente de las cosechas producido por la práctica de la agricultura. En un principio esta cerámica se modelaba a mano, con técnicas como el pellizco, el colombín o la placa (de ahí las irregularidades de su superficie), y tan solo se dejaba secar al sol en los países cálidos y cerca de los fuegos tribales en los de zonas frías. Más adelante comenzó a decorarse con motivos geométricos mediante incisiones en la pasta seca, de manera que la cada vez más compleja, perfecta y bella elaboración determinó, junto con la aplicación de cocción, la aparición de un nuevo oficio: el del alfarero.</text:p>
      <text:p text:style-name="P12">Según las teorías difusionistas, los primeros pueblos que iniciaron la elaboración de utensilios de cerámica con técnicas más sofisticadas y cociendo las piezas en hornos fueron los chinos. Desde China pasó el conocimiento hacia Corea y Japón por el Oriente, y hacia el Occidente, a Persia y el norte de África hasta llegar a la península ibérica. En todo este recorrido, las técnicas fueron modificándose. Esto fue debido a ciertas variantes; una de ellas fue porque las arcillas eran diferentes. En China se utilizaba una arcilla blanca muy pura, el caolín, para elaborar porcelana, mientras que en Occidente estas arcillas eran difíciles de encontrar. Otras variantes fueron los motivos decorativos y los diferentes métodos utilizados para la cocción.</text:p>
      <text:p text:style-name="P12">El invento del torno de alfarero, ya en la Edad de los Metales, vino a mejorar su elaboración y acabado, como también su cocción al horno que la hizo más resistente y amplió la gama de colores y texturas. En principio, el torno era solamente una rueda colocada en un eje vertical de madera introducido en el terreno, y se la hacía girar hasta alcanzar la velocidad necesaria para elaborar la pieza. Poco a poco fue evolucionando, se introdujo una segunda rueda superior y se hacía girar el torno mediante un movimiento del pie; posteriormente se añadió un motor, que daba a la rueda diferente velocidad según las necesidades.</text:p>
      <text:p text:style-name="P12">Los ceramistas griegos trabajaron la cerámica influenciados por las civilizaciones del Antiguo Egipto, Canaán y Mesopotamia. Crearon recipientes con bellas formas que cubrieron de dibujos que narraban la vida y costumbres de su <text:soft-page-break/>época. Tan influyentes fueron los griegos en la cerámica que algunos postulan que la palabra cerámica indicaba la procedencia de un barrio de alfareros en Atenas. La estética griega fue heredada por la Antigua Roma y Bizancio, que la propagaron hasta el Extremo Oriente. Se unió después a las artes del mundo islámico, de las que aprendieron los ceramistas chinos el empleo del bello azul de cobalto.</text:p>
      <text:p text:style-name="P12">Desde el norte de África penetró el arte de la cerámica en la península ibérica, dando pie a la creación de la loza hispano-morisca, precedente de la cerámica mayólica con esmaltes metálicos, de influencia persa, y elaborada por primera vez en Europa en Mallorca (España), introducida después con gran éxito en Sicilia y en toda Italia, donde perdió la influencia islámica y se europeizó.</text:p>
      <text:p text:style-name="P12">Utensilios</text:p>
      <text:p text:style-name="P12">El torno y el horno son los elementos fundamentales e importantes para la fabricación de la cerámica. Se necesita además pinceles y varillas para la decoración. Las principales herramientas o utensilios son:</text:p>
      <text:list xml:id="list2977496981" text:style-name="L12">
        <text:list-item>
          <text:p text:style-name="P16">Palillos de madera para modelar</text:p>
        </text:list-item>
        <text:list-item>
          <text:p text:style-name="P16">Vaciadores</text:p>
        </text:list-item>
        <text:list-item>
          <text:p text:style-name="P16">Herramientas de metal para esculpir</text:p>
        </text:list-item>
        <text:list-item>
          <text:p text:style-name="P16">Medias lunas de metal o cuchillas de metal</text:p>
        </text:list-item>
        <text:list-item>
          <text:p text:style-name="P16">Cortador de barro</text:p>
        </text:list-item>
        <text:list-item>
          <text:p text:style-name="P16">Tornetas</text:p>
        </text:list-item>
        <text:list-item>
          <text:p text:style-name="P16">Tornos para ceramistas</text:p>
        </text:list-item>
        <text:list-item>
          <text:p text:style-name="P16">Extrusoras</text:p>
        </text:list-item>
        <text:list-item>
          <text:p text:style-name="P16">Buriles variados</text:p>
        </text:list-item>
        <text:list-item>
          <text:p text:style-name="P16">Jeringa con varias puntas</text:p>
        </text:list-item>
        <text:list-item>
          <text:p text:style-name="P16">Marcadores</text:p>
        </text:list-item>
        <text:list-item>
          <text:p text:style-name="P16">Cortadores con formas</text:p>
        </text:list-item>
        <text:list-item>
          <text:p text:style-name="P16">Pinceles punta de goma</text:p>
        </text:list-item>
        <text:list-item>
          <text:p text:style-name="P16">Compás de escultor</text:p>
        </text:list-item>
      </text:list>
      <text:p text:style-name="P12">Técnicas y materiales</text:p>
      <text:p text:style-name="P12">Las distintas técnicas que se han ido utilizando han dado como resultado una gran variedad de acabados:</text:p>
      <text:p text:style-name="P12">Loza</text:p>
      <text:p text:style-name="P12">El uso popular del término loza se aplica o se refiere a la mayoría de los objetos que conforman la vajilla doméstica, cuyo material original es el barro cocido. Pueden distinguirse dos tipos genéricos: la loza monocroma (por lo general blanca), y la loza decorada.</text:p>
      <text:p text:style-name="P12">Terracota</text:p>
      <text:p text:style-name="P12">Terracota o tierra cocida es un término alfarero que designa tanto la arcilla modelada y endurecida al horno, como el producto cerámico resultante, en especial las estatuillas de barro cocido.</text:p>
      <text:p text:style-name="P12">Porcelana</text:p>
      <text:p text:style-name="P12">La porcelana es un material cerámico producido de forma artesanal o industrial y tradicionalmente blanco, compacto, frágil, duro, translúcido, impermeable, resonante, de baja elasticidad y altamente resistente al ataque químico y al choque térmico, utilizado para fabricar los diversos componentes de las vajillas y para jarrones, condensadores, lámparas, esculturas y elementos ornamentales y decorativos.</text:p>
      <text:p text:style-name="P12">Gres</text:p>
      <text:p text:style-name="P12"><text:soft-page-break/>Gres es el término genérico que designa una pasta cerámica, formada por arcillas, materiales desgrasantes, como el sílice, y fundentes, como el feldespato. Sus principales características son su dureza y su baja absorción de agua una vez cocido a su temperatura de sinterización vítrea. Con el gres se pueden fabricar una cierta variedad de productos como sanitarios, tuberías de saneamiento, vajillas, alfarería entre otros, pero sin duda el mayor campo de aplicación es la producción de pavimentos y revestimientos de baldosas. </text:p>
      <text:p text:style-name="P12">Elaborado a partir de <text:a xlink:type="simple" xlink:href="https://es.wikipedia.org/w/index.php?title=Cerámica&amp;oldid=150039390" text:style-name="Internet_20_link" text:visited-style-name="Visited_20_Internet_20_Link">Cerámica. (2023, 21 de marzo). Wikipedia. Fecha de consulta: marzo 22, 2023</text:a>.</text:p>
      <text:p text:style-name="P19"><text:span text:style-name="T18">[</text:span><text:span text:style-name="T20">Enlace a la Wikipedia: <text:s/>https://es.wikipedia.org/w/index.php?title=Cer%C3%A1mica&amp;oldid=150039390</text:span><text:span text:style-name="T18">]</text:span></text:p>
      <text:list xml:id="list52635505753056" text:continue-list="list52634932593040" text:style-name="Numbering_20_123">
        <text:list-item>
          <text:h text:style-name="Encabezado_20_1_20_DIW" text:outline-level="1"><text:bookmark-start text:name="__RefHeading___Toc2902_1980576584"/><text:span text:style-name="T17">El documento </text:span><text:span text:style-name="T6">cursos</text:span><text:span text:style-name="T4">.html</text:span><text:bookmark-end text:name="__RefHeading___Toc2902_1980576584"/></text:h>
        </text:list-item>
      </text:list>
      <text:p text:style-name="P12">Cursos de cerámica</text:p>
      <text:p text:style-name="P12">2023</text:p>
      <text:p text:style-name="P12">[<text:span text:style-name="T16">Aquí debe situarse la imagen: cursos-ceramica.jpg</text:span>]</text:p>
      <text:p text:style-name="P12">Con el siguiente texto al pie</text:p>
      <text:p text:style-name="P12">© Foto de <text:a xlink:type="simple" xlink:href="https://unsplash.com/@courtneymcook" text:style-name="Internet_20_link" text:visited-style-name="Visited_20_Internet_20_Link">Courtney Cook</text:a> en <text:a xlink:type="simple" xlink:href="https://unsplash.com/es/fotos/jZLozXwxgbo" text:style-name="Internet_20_link" text:visited-style-name="Visited_20_Internet_20_Link">Unsplash</text:a></text:p>
      <text:p text:style-name="P12">[<text:span text:style-name="T16">Créditos de la imagen:</text:span></text:p>
      <text:p text:style-name="P18">Courtney Cook:</text:p>
      <text:p text:style-name="P18">https://unsplash.com/@courtneymcook</text:p>
      <text:p text:style-name="P18">Unsplash</text:p>
      <text:p text:style-name="P12"><text:span text:style-name="T16">https://unsplash.com/es/fotos/jZLozXwxgbo</text:span>]</text:p>
      <text:p text:style-name="P19"><text:span text:style-name="T18">Cursos de cerámica para todos los niveles. Artesanos expertos te guiarán para que aprendas el oficio y des rienda suelta a tu creatividad.</text:span></text:p>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7">Programación de cursos</text:p>
          </table:table-cell>
          <table:covered-table-cell/>
          <table:covered-table-cell/>
          <table:covered-table-cell/>
        </table:table-row>
        <table:table-row>
          <table:table-cell table:style-name="Tabla1.A2" office:value-type="string">
            <text:p text:style-name="P17">Cursos</text:p>
          </table:table-cell>
          <table:table-cell table:style-name="Tabla1.A2" office:value-type="string">
            <text:p text:style-name="P17">Precio</text:p>
          </table:table-cell>
          <table:table-cell table:style-name="Tabla1.A2" office:value-type="string">
            <text:p text:style-name="P17">Duración</text:p>
          </table:table-cell>
          <table:table-cell table:style-name="Tabla1.D2" office:value-type="string">
            <text:p text:style-name="P17">Horario</text:p>
          </table:table-cell>
        </table:table-row>
        <table:table-row>
          <table:table-cell table:style-name="Tabla1.A2" office:value-type="string">
            <text:p text:style-name="P14">Torno</text:p>
          </table:table-cell>
          <table:table-cell table:style-name="Tabla1.A2" office:value-type="string">
            <text:p text:style-name="P14">150 €</text:p>
          </table:table-cell>
          <table:table-cell table:style-name="Tabla1.A2" office:value-type="string">
            <text:p text:style-name="P14">4 horas</text:p>
          </table:table-cell>
          <table:table-cell table:style-name="Tabla1.D2" office:value-type="string">
            <text:p text:style-name="P14">Un sábado al mes de 10 a 14 h</text:p>
          </table:table-cell>
        </table:table-row>
        <table:table-row>
          <table:table-cell table:style-name="Tabla1.A2" office:value-type="string">
            <text:p text:style-name="P14">Cerámica</text:p>
          </table:table-cell>
          <table:table-cell table:style-name="Tabla1.A2" office:value-type="string">
            <text:p text:style-name="P14">100 €</text:p>
          </table:table-cell>
          <table:table-cell table:style-name="Tabla1.A2" office:value-type="string">
            <text:p text:style-name="P14">4 horas</text:p>
          </table:table-cell>
          <table:table-cell table:style-name="Tabla1.D2" office:value-type="string">
            <text:p text:style-name="P14">Jueves alternos de 19 a 21 h</text:p>
          </table:table-cell>
        </table:table-row>
        <table:table-row>
          <table:table-cell table:style-name="Tabla1.A2" office:value-type="string">
            <text:p text:style-name="P14">Modelado</text:p>
          </table:table-cell>
          <table:table-cell table:style-name="Tabla1.A2" office:value-type="string">
            <text:p text:style-name="P14">200 €</text:p>
          </table:table-cell>
          <table:table-cell table:style-name="Tabla1.A2" office:value-type="string">
            <text:p text:style-name="P14">12 horas</text:p>
          </table:table-cell>
          <table:table-cell table:style-name="Tabla1.D2" office:value-type="string">
            <text:p text:style-name="P14">Un miércoles al mes de 18 a 21 h</text:p>
          </table:table-cell>
        </table:table-row>
        <table:table-row>
          <table:table-cell table:style-name="Tabla1.A2" office:value-type="string">
            <text:p text:style-name="P14">Esmaltes</text:p>
          </table:table-cell>
          <table:table-cell table:style-name="Tabla1.A2" office:value-type="string">
            <text:p text:style-name="P14">250 €</text:p>
          </table:table-cell>
          <table:table-cell table:style-name="Tabla1.A2" office:value-type="string">
            <text:p text:style-name="P14">16 horas</text:p>
          </table:table-cell>
          <table:table-cell table:style-name="Tabla1.D2" office:value-type="string">
            <text:p text:style-name="P14">Martes y jueves de 19 a 21 h</text:p>
          </table:table-cell>
        </table:table-row>
        <table:table-row>
          <table:table-cell table:style-name="Tabla1.A2" office:value-type="string">
            <text:p text:style-name="P14">Joyería cerámica</text:p>
          </table:table-cell>
          <table:table-cell table:style-name="Tabla1.A2" office:value-type="string">
            <text:p text:style-name="P14">160 €</text:p>
          </table:table-cell>
          <table:table-cell table:style-name="Tabla1.A2" office:value-type="string">
            <text:p text:style-name="P14">4 horas</text:p>
          </table:table-cell>
          <table:table-cell table:style-name="Tabla1.D2" office:value-type="string">
            <text:p text:style-name="P14">Un viernes al mes de 16 a 20 h</text:p>
          </table:table-cell>
        </table:table-row>
        <table:table-row>
          <table:table-cell table:style-name="Tabla1.D2" table:number-columns-spanned="4" office:value-type="string">
            <text:p text:style-name="P23"><text:span text:style-name="T18">Plazas limitadas a 15 alumnos por sesión</text:span></text:p>
          </table:table-cell>
          <table:covered-table-cell/>
          <table:covered-table-cell/>
          <table:covered-table-cell/>
        </table:table-row>
      </table:table>
      <text:list xml:id="list52634222766158" text:continue-numbering="true" text:style-name="Numbering_20_123">
        <text:list-item>
          <text:h text:style-name="P8" text:outline-level="1"><text:bookmark-start text:name="__RefHeading___Toc2902_19805765841"/><text:span text:style-name="T17">El documento </text:span><text:span text:style-name="T6">inscripcion-cursos</text:span><text:span text:style-name="T4">.html</text:span><text:bookmark-end text:name="__RefHeading___Toc2902_19805765841"/></text:h>
        </text:list-item>
      </text:list>
      <text:p text:style-name="P20"><text:span text:style-name="T18">Inscripción a los cursos</text:span></text:p>
      <text:p text:style-name="P21"><text:span text:style-name="T18">Los campos señalados con * son obligatorios</text:span></text:p>
      <text:p text:style-name="P21"><text:span text:style-name="T18">Detalles de la inscripción</text:span></text:p>
      <text:p text:style-name="P21"><text:span text:style-name="T18"><text:s text:c="4"/>Nombre *</text:span></text:p>
      <text:p text:style-name="P21"><text:span text:style-name="T18"><text:s text:c="4"/>Apellidos *</text:span></text:p>
      <text:p text:style-name="P21"><text:span text:style-name="T18"><text:s text:c="4"/>Correo electrónico *</text:span></text:p>
      <text:p text:style-name="P21"><text:span text:style-name="T18"><text:s text:c="4"/>Teléfono *</text:span></text:p>
      <text:p text:style-name="P21"><text:soft-page-break/><text:span text:style-name="T18"><text:s text:c="4"/>Fecha de nacimiento *</text:span></text:p>
      <text:p text:style-name="P21"><text:span text:style-name="T18"><text:s text:c="4"/>Curso *</text:span></text:p>
      <text:p text:style-name="P21"><text:span text:style-name="T18"><text:s text:c="8"/>Selecciona el curso</text:span></text:p>
      <text:p text:style-name="P21"><text:span text:style-name="T18"><text:s text:c="8"/>Torno</text:span></text:p>
      <text:p text:style-name="P21"><text:span text:style-name="T18"><text:s text:c="8"/>Cerámica</text:span></text:p>
      <text:p text:style-name="P21"><text:span text:style-name="T18"><text:s text:c="8"/>Modelado</text:span></text:p>
      <text:p text:style-name="P21"><text:span text:style-name="T18"><text:s text:c="8"/>Esmaltes</text:span></text:p>
      <text:p text:style-name="P21"><text:span text:style-name="T18"><text:s text:c="8"/>Joyería cerámica</text:span></text:p>
      <text:p text:style-name="P21"><text:span text:style-name="T18">Otras informaciones</text:span></text:p>
      <text:p text:style-name="P21"><text:span text:style-name="T18"><text:s text:c="4"/>¿Has hecho otros cursos con nosotros? *</text:span></text:p>
      <text:p text:style-name="P21"><text:span text:style-name="T18"><text:s text:c="8"/>Sí</text:span></text:p>
      <text:p text:style-name="P21"><text:span text:style-name="T18"><text:s text:c="8"/>No</text:span></text:p>
      <text:p text:style-name="P21"><text:span text:style-name="T18"><text:s text:c="4"/>¿Quieres comentar o preguntar algo?</text:span></text:p>
      <text:p text:style-name="P21"><text:span text:style-name="T18">Elige un método de pago *</text:span></text:p>
      <text:p text:style-name="P21"><text:span text:style-name="T18"><text:s text:c="5"/>Transferencia</text:span></text:p>
      <text:p text:style-name="P21"><text:span text:style-name="T18"><text:s text:c="5"/>Tarjeta de débito / crédito</text:span></text:p>
      <text:p text:style-name="P21"><text:span text:style-name="T18"><text:s text:c="5"/>En efectivo</text:span></text:p>
      <text:p text:style-name="P21"><text:span text:style-name="T18"/></text:p>
      <text:p text:style-name="P20"><text:span text:style-name="T18">INFORMACIÓN SOBRE PROTECCIÓN DE DATOS DE EL TALLER. Finalidades: recogida de datos para la inscripción como socio del interesado. Legitimación: Consentimiento del interesado. Destinatarios: No están previstas cesiones de datos a terceros, excepto obligación legal. Derechos: Puede retirar su consentimiento en cualquier momento, así como acceder, rectificar, suprimir sus datos y otros derechos dirigiéndose a info@eltaller.es. Información Adicional: Puede ampliar la información en el enlace de Aviso Legal y Política de privacidad. </text:span></text:p>
      <text:p text:style-name="P20"><text:span text:style-name="T18">He leído y acepto la política de privacidad *</text:span></text:p>
      <text:p text:style-name="P20"><text:span text:style-name="T18">Inscríbeme</text:span></text:p>
      <text:p text:style-name="P20"><text:span text:style-name="T18">[</text:span><text:span text:style-name="T20">Los textos Aviso legal y Política de privacidad deben prepararse como enlaces vacíos</text:span><text:span text:style-name="T18">]</text:span></text:p>
      <text:list xml:id="list52635635744539" text:continue-numbering="true" text:style-name="Numbering_20_123">
        <text:list-item>
          <text:h text:style-name="Encabezado_20_1_20_DIW" text:outline-level="1"><text:bookmark-start text:name="__RefHeading___Toc2904_1980576584"/>Otras notas sobre el formato<text:bookmark-end text:name="__RefHeading___Toc2904_1980576584"/></text:h>
          <text:list>
            <text:list-item>
              <text:h text:style-name="P9" text:outline-level="2"><text:bookmark-start text:name="__RefHeading___Toc2927_1980576584"/>Cabecera (excepto <text:span text:style-name="T4">index.html</text:span>)<text:bookmark-end text:name="__RefHeading___Toc2927_1980576584"/></text:h>
            </text:list-item>
          </text:list>
        </text:list-item>
      </text:list>
      <text:p text:style-name="Párrafo_20_DIW">el taller [<text:span text:style-name="T16">incluir el isologo isologo-taller.png</text:span>]</text:p>
      <text:p text:style-name="Párrafo_20_DIW">[<text:span text:style-name="T16">enlaza con la página index.htm</text:span>l] </text:p>
      <text:list xml:id="list52635647525516" text:continue-numbering="true" text:style-name="Numbering_20_123">
        <text:list-item>
          <text:list>
            <text:list-item>
              <text:h text:style-name="Encabezado_20_2_20_DIW" text:outline-level="2"><text:bookmark-start text:name="__RefHeading___Toc2929_1980576584"/>Pie de página<text:bookmark-end text:name="__RefHeading___Toc2929_1980576584"/></text:h>
            </text:list-item>
          </text:list>
        </text:list-item>
      </text:list>
      <text:list text:style-name="L11">
        <text:list-item>
          <text:p text:style-name="P22">Aviso legal [preparar <text:span text:style-name="T16">enlace vacío</text:span>]</text:p>
        </text:list-item>
        <text:list-item>
          <text:p text:style-name="P22">Política de privacidad [preparar <text:span text:style-name="T16">enlace vacío</text:span>]</text:p>
        </text:list-item>
        <text:list-item>
          <text:p text:style-name="P22">Política de cookies [preparar <text:span text:style-name="T16">enlace vacío</text:span>]</text:p>
        </text:list-item>
      </text:list>
      <text:p text:style-name="Párrafo_20_DIW"><text:span text:style-name="T24">2023 © </text:span><text:span text:style-name="T1">Nombre y apellidos del </text:span><text:span text:style-name="T3">alumno</text:span></text:p>
      <text:list xml:id="list52635451964901" text:continue-list="list52635647525516" text:style-name="Numbering_20_123">
        <text:list-item>
          <text:list>
            <text:list-item>
              <text:h text:style-name="Encabezado_20_2_20_DIW" text:outline-level="2"><text:bookmark-start text:name="__RefHeading___Toc2931_1980576584"/>Menú de navegación<text:bookmark-end text:name="__RefHeading___Toc2931_1980576584"/></text:h>
            </text:list-item>
          </text:list>
        </text:list-item>
      </text:list>
      <text:p text:style-name="Párrafo_20_DIW"><text:span text:style-name="T26">Cerámica</text:span> [<text:span text:style-name="T15">enlaza con</text:span><text:span text:style-name="T7"> </text:span><text:span text:style-name="T8">que-es-la-ceramica</text:span><text:span text:style-name="T7">.html</text:span>].</text:p>
      <text:p text:style-name="Párrafo_20_DIW"><text:span text:style-name="T26">Cursos</text:span> [<text:span text:style-name="T15">enlaza con </text:span><text:span text:style-name="T8">cursos</text:span><text:span text:style-name="T7">.html</text:span>].</text:p>
      <text:p text:style-name="Párrafo_20_DIW"><text:span text:style-name="T26">Inscripción</text:span> [<text:span text:style-name="T15">enlaza con </text:span><text:span text:style-name="T8">inscripcion-cursos</text:span><text:span text:style-name="T7">.html</text:span>].</text:p>
      <text:list xml:id="list52634729090292" text:continue-numbering="true" text:style-name="Numbering_20_123">
        <text:list-item>
          <text:list>
            <text:list-item>
              <text:h text:style-name="Encabezado_20_2_20_DIW" text:outline-level="2"><text:bookmark-start text:name="__RefHeading___Toc2933_1980576584"/><text:soft-page-break/>Consideraciones sobre el formato<text:bookmark-end text:name="__RefHeading___Toc2933_1980576584"/></text:h>
              <text:list>
                <text:list-item>
                  <text:h text:style-name="P10" text:outline-level="3"><text:bookmark-start text:name="__RefHeading___Toc2935_1980576584"/>Colores utilizados<text:bookmark-end text:name="__RefHeading___Toc2935_1980576584"/></text:h>
                </text:list-item>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4"/>
          </table:table-cell>
          <table:table-cell table:style-name="Tabla2.B1" office:value-type="string">
            <text:p text:style-name="P25">#000<text:span text:style-name="T27">000</text:span></text:p>
          </table:table-cell>
          <table:table-cell table:style-name="Tabla2.C1" office:value-type="string">
            <text:p text:style-name="P24">Color del texto. Color de fondos de cabecera y pie</text:p>
          </table:table-cell>
        </table:table-row>
        <table:table-row>
          <table:table-cell table:style-name="Tabla2.A2" office:value-type="string">
            <text:p text:style-name="P24"/>
          </table:table-cell>
          <table:table-cell table:style-name="Tabla2.B2" office:value-type="string">
            <text:p text:style-name="P25">#6<text:span text:style-name="T27">BDEC</text:span>8</text:p>
          </table:table-cell>
          <table:table-cell table:style-name="Tabla2.C2" office:value-type="string">
            <text:p text:style-name="P24">Color para el estado <text:span text:style-name="T4">:hover</text:span> de los enlaces del menú principal y del menú de términos legales del pie de las páginas; así como de los enlaces a los créditos de imágenes del pie de la página de inicio del sitio. Líneas de cebra de la tabla de la página <text:span text:style-name="T4">cursos.html</text:span>.</text:p>
          </table:table-cell>
        </table:table-row>
        <table:table-row>
          <table:table-cell table:style-name="Tabla2.A3" office:value-type="string">
            <text:p text:style-name="P24"/>
          </table:table-cell>
          <table:table-cell table:style-name="Tabla2.B2" office:value-type="string">
            <text:p text:style-name="P25">#942<text:span text:style-name="T27">C</text:span>0<text:span text:style-name="T27">B</text:span></text:p>
          </table:table-cell>
          <table:table-cell table:style-name="Tabla2.C3" office:value-type="string">
            <text:p text:style-name="P24">Color para los enlaces de los textos dentro del texto y del botón de envío del formulario</text:p>
          </table:table-cell>
        </table:table-row>
        <table:table-row>
          <table:table-cell table:style-name="Tabla2.A4" office:value-type="string">
            <text:p text:style-name="P24"/>
          </table:table-cell>
          <table:table-cell table:style-name="Tabla2.B4" office:value-type="string">
            <text:p text:style-name="P25">#FFF<text:span text:style-name="T27">FFF</text:span></text:p>
          </table:table-cell>
          <table:table-cell table:style-name="Tabla2.C4" office:value-type="string">
            <text:p text:style-name="P24">Color de los textos sobre fondo negro</text:p>
          </table:table-cell>
        </table:table-row>
      </table:table>
      <text:list xml:id="list52634389935957" text:continue-numbering="true" text:style-name="Numbering_20_123">
        <text:list-item>
          <text:list>
            <text:list-item>
              <text:list>
                <text:list-item>
                  <text:h text:style-name="P11" text:outline-level="3"><text:bookmark-start text:name="__RefHeading___Toc2937_1980576584"/><text:span text:style-name="T25">Tipo de letra</text:span><text:bookmark-end text:name="__RefHeading___Toc2937_1980576584"/></text:h>
                </text:list-item>
              </text:list>
            </text:list-item>
          </text:list>
        </text:list-item>
      </text:list>
      <text:p text:style-name="Párrafo_20_DIW"><text:span text:style-name="T13">Work Sans de Google Fonts</text:span><text:span text:style-name="T11"> (weight 400 y 700, normal y cursiva).</text:span></text:p>
      <text:list xml:id="list52634373477914" text:continue-numbering="true" text:style-name="Numbering_20_123">
        <text:list-item>
          <text:list>
            <text:list-item>
              <text:list>
                <text:list-item>
                  <text:h text:style-name="P11" text:outline-level="3"><text:bookmark-start text:name="__RefHeading___Toc5986_1980576584"/><text:span text:style-name="T25">Enlaces</text:span><text:bookmark-end text:name="__RefHeading___Toc5986_1980576584"/></text:h>
                </text:list-item>
              </text:list>
            </text:list-item>
          </text:list>
        </text:list-item>
      </text:list>
      <text:p text:style-name="Párrafo_20_DIW"><text:span text:style-name="T11">Del menú de navegación y pie de páginas: color blanco, sin subrayado. Su estado </text:span><text:span text:style-name="T4">:hover</text:span><text:span text:style-name="T11"> tiene que ser del </text:span><text:span text:style-name="T13">color #6</text:span><text:span text:style-name="T14">BDEC</text:span><text:span text:style-name="T13">8</text:span><text:span text:style-name="T11">. El estilo del ítem de la página en la que nos encontramos debe mostrarse con un borde inferior de tipo sólido y con un grosor de 2 píxeles.</text:span></text:p>
      <text:p text:style-name="Párrafo_20_DIW"><text:span text:style-name="T11">Enlaces dentro del texto: color para el texto #942</text:span><text:span text:style-name="T12">C0B</text:span><text:span text:style-name="T11">, sin subrayado y con un borde inferior de un píxel, de estilo </text:span><text:span text:style-name="T4">dotted</text:span><text:span text:style-name="T11"> y del mismo color que el texto. En su estado </text:span><text:span text:style-name="T4">:hover</text:span><text:span text:style-name="T11"> debe cambiar el estilo del borde: de </text:span><text:span text:style-name="T4">dotted</text:span><text:span text:style-name="T11"> a </text:span><text:span text:style-name="T4">solid</text:span><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árrafo_20_DIW" style:display-name="Párrafo DIW" style:family="paragraph" style:parent-style-name="Standard">
      <style:paragraph-properties fo:margin-top="0cm" fo:margin-bottom="0.3cm" style:contextual-spacing="false" fo:text-align="justify" style:justify-single-word="false"/>
      <style:text-properties fo:font-size="11pt" style:font-size-asian="11pt" style:font-size-complex="11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cabezado_20_1_20_DIW" style:display-name="Encabezado 1 DIW" style:family="paragraph" style:parent-style-name="Standard" style:default-outline-level="1" style:list-style-name="Numbering_20_123">
      <loext:graphic-properties draw:fill="solid" draw:fill-color="#b0c4de"/>
      <style:paragraph-properties fo:margin-left="0cm" fo:margin-right="0cm" fo:margin-top="0.6cm" fo:margin-bottom="0.3cm" style:contextual-spacing="false" fo:text-indent="0cm" style:auto-text-indent="false" fo:background-color="#b0c4de"/>
      <style:text-properties fo:font-size="13pt" fo:font-weight="bold" style:font-size-asian="12pt" style:font-size-complex="12pt"/>
    </style:style>
    <style:style style:name="Nota_20_pie_20_DIW" style:display-name="Nota pie DIW" style:family="paragraph" style:parent-style-name="Footnote">
      <style:paragraph-properties fo:margin-top="0.201cm" fo:margin-bottom="0.201cm" style:contextual-spacing="false" fo:text-align="justify" style:justify-single-word="false"/>
      <style:text-properties fo:font-size="9pt" style:font-size-asian="9pt" style:font-size-complex="9pt"/>
    </style:style>
    <style:style style:name="Código_20_fuente_20_DIW" style:display-name="Código fuente DIW" style:family="paragraph" style:parent-style-name="Standard">
      <style:text-properties style:font-name="Courier New" fo:font-family="'Courier New'" style:font-style-name="Normal" style:font-family-generic="modern" style:font-pitch="fixed" fo:font-size="9pt"/>
    </style:style>
    <style:style style:name="Signature" style:family="paragraph" style:parent-style-name="Standard" style:class="text">
      <style:paragraph-properties text:number-lines="false" text:line-number="0"/>
    </style:style>
    <style:style style:name="Encabezado_20_2_20_DIW" style:display-name="Encabezado 2 DIW" style:family="paragraph" style:parent-style-name="Standard" style:default-outline-level="2" style:list-style-name="Numbering_20_123" style:master-page-name="">
      <style:paragraph-properties fo:margin-left="0cm" fo:margin-right="0cm" fo:margin-top="0.3cm" fo:margin-bottom="0.3cm" style:contextual-spacing="false" fo:text-indent="0cm" style:auto-text-indent="false" style:page-number="auto" text:number-lines="true" text:line-number="1">
        <style:tab-stops/>
      </style:paragraph-properties>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style:contextual-spacing="false"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01cm" fo:margin-bottom="0.049cm" style:contextual-spacing="false" fo:text-indent="0cm" style:auto-text-indent="false">
        <style:tab-stops>
          <style:tab-stop style:position="16.501cm" style:type="right" style:leader-style="dotted" style:leader-text="."/>
        </style:tab-stops>
      </style:paragraph-properties>
      <style:text-properties fo:font-size="10pt"/>
    </style:style>
    <style:style style:name="Encabezado_20_3_20_DIW" style:display-name="Encabezado 3 DIW" style:family="paragraph" style:parent-style-name="Standard" style:default-outline-level="3" style:list-style-name="Numbering_20_123" style:list-level="3">
      <style:paragraph-properties fo:margin-left="0cm" fo:margin-right="0cm" fo:margin-top="0.3cm" fo:margin-bottom="0.3cm" style:contextual-spacing="false" fo:text-indent="0cm" style:auto-text-indent="false"/>
      <style:text-properties fo:font-size="11pt" fo:font-weight="bold" style:font-weight-asian="bold" style:font-weight-complex="bold"/>
    </style:style>
    <style:style style:name="Contents_20_3" style:display-name="Contents 3" style:family="paragraph" style:parent-style-name="Index" style:class="index">
      <style:paragraph-properties fo:margin-left="1cm" fo:margin-right="0cm" fo:margin-top="0.101cm" fo:margin-bottom="0.049cm" style:contextual-spacing="false" fo:text-indent="0cm" style:auto-text-indent="false">
        <style:tab-stops>
          <style:tab-stop style:position="16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_20_DIW" style:display-name="Imagen DIW" style:family="graphic" style:parent-style-name="Graphics">
      <style:graphic-properties svg:width="7.502cm" fo:min-height="0.041cm" svg:x="4.75cm" svg:y="0.499cm" fo:margin-left="0cm" fo:margin-right="0cm" fo:margin-top="0.499cm" fo:margin-bottom="0.499cm" style:run-through="foreground"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listtab" text:list-tab-stop-position="0.9cm" fo:text-indent="-2.03cm" fo:margin-left="2.03cm"/>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listtab" text:list-tab-stop-position="1.101cm" fo:text-indent="-2.731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MP2" style:family="paragraph" style:parent-style-name="Footer">
      <style:text-properties fo:font-size="10pt" officeooo:rsid="002dffe0" officeooo:paragraph-rsid="002dffe0"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99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header-footer-properties svg:height="1.4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2º DAW</text:p>
      </style:header>
      <style:header-first>
        <text:p text:style-name="Header_20_left"/>
      </style:header-first>
      <style:footer>
        <text:p text:style-name="MP2"><text:tab/><text:tab/>Página <text:page-number text:select-page="current">3</text:page-number><text:s/>de <text:page-count>6</text:page-count></text:p>
      </style:footer>
      <style:footer-left>
        <text:p text:style-name="MP2">Página <text:page-number text:select-page="current">4</text:page-number><text:s/>de <text:page-count>6</text:page-count></text:p>
      </style:footer-left>
      <style:footer-first>
        <text:p text:style-name="MP2"><text:tab/><text:tab/></text:p>
      </style:footer-first>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5T17:00:02.872000000</meta:creation-date>
    <dc:date>2023-09-18T05:26:33.804000000</dc:date>
    <meta:editing-duration>PT13H12M37S</meta:editing-duration>
    <meta:editing-cycles>122</meta:editing-cycles>
    <meta:generator>LibreOffice/7.4.2.3$Windows_X86_64 LibreOffice_project/382eef1f22670f7f4118c8c2dd222ec7ad009daf</meta:generator>
    <meta:document-statistic meta:table-count="2" meta:image-count="0" meta:object-count="0" meta:page-count="6" meta:paragraph-count="162" meta:word-count="1676" meta:character-count="10489" meta:non-whitespace-character-count="8837"/>
  </office:meta>
</office:document-meta>
</file>